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522bd" officeooo:paragraph-rsid="000522bd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Times New Roman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style:font-name="Times New Roman" officeooo:paragraph-rsid="000522bd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522bd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9775a" officeooo:paragraph-rsid="0009775a" style:font-weight-asian="normal" style:font-weight-complex="normal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069c5d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07db2e"/>
    </style:style>
    <style:style style:name="T4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font-size="12pt" fo:letter-spacing="normal" fo:font-style="normal" fo:font-weight="bold" officeooo:rsid="000522bd" style:font-weight-asian="bold" style:font-weight-complex="bold"/>
    </style:style>
    <style:style style:name="T6" style:family="text">
      <style:text-properties fo:font-variant="normal" fo:text-transform="none" fo:color="#000000" fo:font-size="12pt" fo:letter-spacing="normal" fo:font-style="normal" fo:font-weight="bold" officeooo:rsid="0007db2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22bd" style:font-weight-asian="bold" style:font-weight-complex="bold"/>
    </style:style>
    <style:style style:name="T9" style:family="text">
      <style:text-properties fo:font-weight="bold" officeooo:rsid="0007db2e" style:font-weight-asian="bold" style:font-weight-complex="bold"/>
    </style:style>
    <style:style style:name="T10" style:family="text">
      <style:text-properties officeooo:rsid="000977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David Kirch</text:p>
      <text:p text:style-name="P1"><text:tab/><text:tab/><text:tab/><text:tab/><text:tab/><text:tab/><text:tab/><text:tab/><text:tab/><text:tab/><text:tab/>CS 3810</text:p>
      <text:p text:style-name="P1"><text:tab/><text:tab/><text:tab/><text:tab/><text:tab/><text:tab/><text:tab/><text:tab/><text:tab/><text:tab/><text:tab/>September 19, 2016</text:p>
      <text:p text:style-name="P7"><text:tab/><text:tab/><text:tab/><text:tab/><text:tab/><text:tab/><text:tab/><text:tab/><text:tab/><text:tab/><text:tab/>Class Project Part 1</text:p>
      <text:p text:style-name="P3"/>
      <text:p text:style-name="P2"><text:span text:style-name="T7">Title</text:span><text:span text:style-name="T8"> of project</text:span><text:span text:style-name="T7"> -</text:span><text:span text:style-name="T9"> <text:s/></text:span>A simple grade book database<text:span text:style-name="T10">.</text:span></text:p>
      <text:p text:style-name="P2"/>
      <text:p text:style-name="P4"/>
      <text:p text:style-name="P5"><text:span text:style-name="T4">Description -</text:span><text:span text:style-name="T6"> <text:s/></text:span><text:span text:style-name="T1">I intend to implement a simple grade book database for this project. </text:span><text:span text:style-name="T2"><text:s/></text:span><text:span text:style-name="T1">The goal of this database will be to help keep track of grades and other student information for a professor teaching multiple classes. </text:span><text:span text:style-name="T2"><text:s/></text:span><text:span text:style-name="T1">I took the idea for this kind of database from the Class Project Guidelines given to us by Salim Lakhani in Computer Science 3810 Principles of Database Systems. </text:span><text:span text:style-name="T2"><text:s/></text:span><text:span text:style-name="T1">The main features of this database will be to keep track of grades for </text:span><text:span text:style-name="T2">a</text:span><text:span text:style-name="T1"> professor</text:span><text:span text:style-name="T2"> teaching a class</text:span><text:span text:style-name="T1">. </text:span><text:span text:style-name="T2"><text:s/></text:span><text:span text:style-name="T1">The professor will have multiple classes taught to keep track of the grades for. </text:span><text:span text:style-name="T2"><text:s/></text:span><text:span text:style-name="T1">Each class will be composed of many students, but each student is only able to have one grade for that class.</text:span><text:span text:style-name="T2"> <text:s/></text:span><text:span text:style-name="T1">Each class should be composed of individual and unique students. </text:span><text:span text:style-name="T2"><text:s/></text:span><text:span text:style-name="T1">It will also keep track of the students "class" level, first and last name, and date of birth.</text:span><text:span text:style-name="T2"> <text:s/>I will add more specifications or business rules as the project progresses, but these represent a basic structure for my project.</text:span><text:span text:style-name="T3"> <text:s/></text:span><text:span text:style-name="T1">This implementation will not include the front end user interface, but will instead focus on the backed database.</text:span></text:p>
      <text:p text:style-name="P6"/>
      <text:p text:style-name="P5"><text:span text:style-name="T5">Team Members - </text:span><text:span text:style-name="T6"><text:s/></text:span><text:span text:style-name="T1">The team members include only myself, David Ki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3:18:32.017000000</meta:creation-date>
    <dc:date>2016-09-17T23:39:29.042000000</dc:date>
    <meta:editing-duration>PT3M34S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7" meta:word-count="217" meta:character-count="1301" meta:non-whitespace-character-count="1035"/>
  </office:meta>
</office:document-meta>
</file>